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66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1.806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2.429cm"/>
    </style:style>
    <style:style style:name="co8" style:family="table-column">
      <style:table-column-properties fo:break-before="auto" style:column-width="2.466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3.59cm"/>
    </style:style>
    <style:style style:name="co11" style:family="table-column">
      <style:table-column-properties fo:break-before="auto" style:column-width="4.898cm"/>
    </style:style>
    <style:style style:name="co12" style:family="table-column">
      <style:table-column-properties fo:break-before="auto" style:column-width="1.655cm"/>
    </style:style>
    <style:style style:name="co13" style:family="table-column">
      <style:table-column-properties fo:break-before="auto" style:column-width="3.013cm"/>
    </style:style>
    <style:style style:name="co14" style:family="table-column">
      <style:table-column-properties fo:break-before="auto" style:column-width="3.147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3.307cm"/>
    </style:style>
    <style:style style:name="co17" style:family="table-column">
      <style:table-column-properties fo:break-before="auto" style:column-width="1.24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86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0"/>
        <table:table-column table:style-name="co3" table:default-cell-style-name="ce3"/>
        <table:table-column table:style-name="co8" table:number-columns-repeated="2" table:default-cell-style-name="ce3"/>
        <table:table-column table:style-name="co9" table:default-cell-style-name="ce7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7"/>
        <table:table-column table:style-name="co14" table:default-cell-style-name="ce3"/>
        <table:table-column table:style-name="co15" table:default-cell-style-name="ce3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5" table:formula="of:=MAX([.C3:.C27])" office:value-type="float" office:value="0.788686" calcext:value-type="float">
            <text:p>0.788686</text:p>
          </table:table-cell>
          <table:table-cell table:number-columns-repeated="4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2"/>
        </table:table-row>
        <table:table-row table:style-name="ro2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</table:table-row>
        <table:table-row table:style-name="ro3">
          <table:table-cell office:value-type="date" office:date-value="2018-02-21" calcext:value-type="date">
            <text:p>21/02/18</text:p>
          </table:table-cell>
          <table:table-cell table:style-name="ce2"/>
          <table:table-cell table:style-name="ce6" table:formula="of:=AVERAGE([.D3:.F3])" office:value-type="float" office:value="0.778984" calcext:value-type="float">
            <text:p>0.778984</text:p>
          </table:table-cell>
          <table:table-cell office:value-type="float" office:value="0.778984" calcext:value-type="float">
            <text:p>0.77898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style-name="ce3" table:number-columns-repeated="2"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formula="of:=AVERAGE([.D4:.F4])" office:value-type="float" office:value="0.731788" calcext:value-type="float">
            <text:p>0.731788</text:p>
          </table:table-cell>
          <table:table-cell office:value-type="float" office:value="0.731788" calcext:value-type="float">
            <text:p>0.7317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style-name="ce3" table:number-columns-repeated="2"/>
        </table:table-row>
        <table:table-row table:style-name="ro3">
          <table:table-cell office:value-type="date" office:date-value="2018-02-23" calcext:value-type="date">
            <text:p>23/02/18</text:p>
          </table:table-cell>
          <table:table-cell table:style-name="ce2"/>
          <table:table-cell table:style-name="ce7" table:formula="of:=AVERAGE([.D5:.F5])" office:value-type="float" office:value="0.733432" calcext:value-type="float">
            <text:p>0.733432</text:p>
          </table:table-cell>
          <table:table-cell office:value-type="float" office:value="0.733432" calcext:value-type="float">
            <text:p>0.73343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style-name="ce3" table:number-columns-repeated="2"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style-name="ce7" table:formula="of:=AVERAGE([.D6:.F6])" office:value-type="float" office:value="0.745766" calcext:value-type="float">
            <text:p>0.745766</text:p>
          </table:table-cell>
          <table:table-cell office:value-type="float" office:value="0.745766" calcext:value-type="float">
            <text:p>0.745766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style-name="ce3" table:number-columns-repeated="2"/>
        </table:table-row>
        <table:table-row table:style-name="ro3">
          <table:table-cell office:value-type="date" office:date-value="2018-02-24" calcext:value-type="date">
            <text:p>24/02/18</text:p>
          </table:table-cell>
          <table:table-cell table:style-name="ce2"/>
          <table:table-cell table:formula="of:=AVERAGE([.D7:.F7])" office:value-type="float" office:value="0.622595" calcext:value-type="float">
            <text:p>0.622595</text:p>
          </table:table-cell>
          <table:table-cell office:value-type="float" office:value="0.622595" calcext:value-type="float">
            <text:p>0.622595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style-name="ce3" table:number-columns-repeated="2"/>
        </table:table-row>
        <table:table-row table:style-name="ro3">
          <table:table-cell office:value-type="date" office:date-value="2018-02-25" calcext:value-type="date">
            <text:p>25/02/18</text:p>
          </table:table-cell>
          <table:table-cell table:style-name="ce2"/>
          <table:table-cell table:formula="of:=AVERAGE([.D8:.F8])" office:value-type="float" office:value="0.716658" calcext:value-type="float">
            <text:p>0.716658</text:p>
          </table:table-cell>
          <table:table-cell office:value-type="float" office:value="0.716658" calcext:value-type="float">
            <text:p>0.71665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2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9:.F9])" office:value-type="float" office:value="0.775201" calcext:value-type="float">
            <text:p>0.775201</text:p>
          </table:table-cell>
          <table:table-cell office:value-type="float" office:value="0.775201" calcext:value-type="float">
            <text:p>0.775201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table:style-name="ce11"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2"/>
        </table:table-row>
        <table:table-row table:style-name="ro3">
          <table:table-cell office:value-type="date" office:date-value="2018-02-26" calcext:value-type="date">
            <text:p>26/02/18</text:p>
          </table:table-cell>
          <table:table-cell table:style-name="ce2"/>
          <table:table-cell table:style-name="ce7" table:formula="of:=AVERAGE([.D10:.F10])" office:value-type="float" office:value="0.777504" calcext:value-type="float">
            <text:p>0.777504</text:p>
          </table:table-cell>
          <table:table-cell office:value-type="float" office:value="0.777504" calcext:value-type="float">
            <text:p>0.777504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2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style-name="ce8" table:formula="of:=AVERAGE([.D11:.F11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2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2:.F12])" office:value-type="float" office:value="0.767472" calcext:value-type="float">
            <text:p>0.767472</text:p>
          </table:table-cell>
          <table:table-cell office:value-type="float" office:value="0.767472" calcext:value-type="float">
            <text:p>0.767472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2"/>
        </table:table-row>
        <table:table-row table:style-name="ro3">
          <table:table-cell office:value-type="date" office:date-value="2018-03-02" calcext:value-type="date">
            <text:p>02/03/18</text:p>
          </table:table-cell>
          <table:table-cell table:style-name="ce2"/>
          <table:table-cell table:formula="of:=AVERAGE([.D13:.F13])" office:value-type="float" office:value="0.761388" calcext:value-type="float">
            <text:p>0.761388</text:p>
          </table:table-cell>
          <table:table-cell office:value-type="float" office:value="0.761388" calcext:value-type="float">
            <text:p>0.761388</text:p>
          </table:table-cell>
          <table:table-cell table:number-columns-repeated="2"/>
          <table:table-cell office:value-type="string" calcext:value-type="string">
            <text:p>full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.01</text:p>
          </table:table-cell>
          <table:table-cell table:style-name="ce12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2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43021" calcext:value-type="float">
            <text:p>0.743021</text:p>
          </table:table-cell>
          <table:table-cell table:formula="of:=AVERAGE([.D14:.F14])" office:value-type="float" office:value="0.744121" calcext:value-type="float">
            <text:p>0.744121</text:p>
          </table:table-cell>
          <table:table-cell office:value-type="float" office:value="0.744121" calcext:value-type="float">
            <text:p>0.744121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2"/>
        </table:table-row>
        <table:table-row table:style-name="ro3">
          <table:table-cell office:value-type="date" office:date-value="2018-03-06" calcext:value-type="date">
            <text:p>06/03/18</text:p>
          </table:table-cell>
          <table:table-cell table:style-name="ce4" office:value-type="float" office:value="0.778654" calcext:value-type="float">
            <text:p>0.778654</text:p>
          </table:table-cell>
          <table:table-cell table:style-name="ce9" table:formula="of:=AVERAGE([.D15:.F15])" office:value-type="float" office:value="0.78293" calcext:value-type="float">
            <text:p>0.78293</text:p>
          </table:table-cell>
          <table:table-cell office:value-type="float" office:value="0.78293" calcext:value-type="float">
            <text:p>0.7829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73071" calcext:value-type="float">
            <text:p>0.773071</text:p>
          </table:table-cell>
          <table:table-cell table:formula="of:=AVERAGE([.D16:.F16])" office:value-type="float" office:value="0.780628" calcext:value-type="float">
            <text:p>0.780628</text:p>
          </table:table-cell>
          <table:table-cell office:value-type="float" office:value="0.780628" calcext:value-type="float">
            <text:p>0.780628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2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742529" calcext:value-type="float">
            <text:p>0.742529</text:p>
          </table:table-cell>
          <table:table-cell table:formula="of:=AVERAGE([.D17:.F17])" office:value-type="float" office:value="0.74593" calcext:value-type="float">
            <text:p>0.74593</text:p>
          </table:table-cell>
          <table:table-cell office:value-type="float" office:value="0.74593" calcext:value-type="float">
            <text:p>0.7459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01" calcext:value-type="float">
            <text:p>0.0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2"/>
        </table:table-row>
        <table:table-row table:style-name="ro3">
          <table:table-cell office:value-type="date" office:date-value="2018-03-07" calcext:value-type="date">
            <text:p>07/03/18</text:p>
          </table:table-cell>
          <table:table-cell office:value-type="float" office:value="0.655008" calcext:value-type="float">
            <text:p>0.655008</text:p>
          </table:table-cell>
          <table:table-cell table:formula="of:=AVERAGE([.D18:.F18])" office:value-type="float" office:value="0.656635" calcext:value-type="float">
            <text:p>0.656635</text:p>
          </table:table-cell>
          <table:table-cell office:value-type="float" office:value="0.656635" calcext:value-type="float">
            <text:p>0.656635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2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12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2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7832" calcext:value-type="float">
            <text:p>0.677832</text:p>
          </table:table-cell>
          <table:table-cell table:formula="of:=AVERAGE([.D19:.F19])" office:value-type="float" office:value="0.680645" calcext:value-type="float">
            <text:p>0.680645</text:p>
          </table:table-cell>
          <table:table-cell office:value-type="float" office:value="0.680645" calcext:value-type="float">
            <text:p>0.680645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2"/>
        </table:table-row>
        <table:table-row table:style-name="ro3">
          <table:table-cell office:value-type="date" office:date-value="2018-03-08" calcext:value-type="date">
            <text:p>08/03/18</text:p>
          </table:table-cell>
          <table:table-cell office:value-type="float" office:value="0.672085" calcext:value-type="float">
            <text:p>0.672085</text:p>
          </table:table-cell>
          <table:table-cell table:formula="of:=AVERAGE([.D20:.F20])" office:value-type="float" office:value="0.673409" calcext:value-type="float">
            <text:p>0.673409</text:p>
          </table:table-cell>
          <table:table-cell office:value-type="float" office:value="0.673409" calcext:value-type="float">
            <text:p>0.673409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80131" calcext:value-type="float">
            <text:p>0.780131</text:p>
          </table:table-cell>
          <table:table-cell table:formula="of:=AVERAGE([.D21:.F21])" office:value-type="float" office:value="0.780135" calcext:value-type="float">
            <text:p>0.780135</text:p>
          </table:table-cell>
          <table:table-cell office:value-type="float" office:value="0.780135" calcext:value-type="float">
            <text:p>0.780135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12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9803" calcext:value-type="float">
            <text:p>0.779803</text:p>
          </table:table-cell>
          <table:table-cell table:style-name="ce9" table:formula="of:=AVERAGE([.D22:.F22])" office:value-type="float" office:value="0.788686" calcext:value-type="float">
            <text:p>0.788686</text:p>
          </table:table-cell>
          <table:table-cell office:value-type="float" office:value="0.788686" calcext:value-type="float">
            <text:p>0.788686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3071" calcext:value-type="float">
            <text:p>0.773071</text:p>
          </table:table-cell>
          <table:table-cell table:formula="of:=AVERAGE([.D23:.F23])" office:value-type="float" office:value="0.782273" calcext:value-type="float">
            <text:p>0.782273</text:p>
          </table:table-cell>
          <table:table-cell office:value-type="float" office:value="0.782273" calcext:value-type="float">
            <text:p>0.78227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30" calcext:value-type="float">
            <text:p>30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5041" calcext:value-type="float">
            <text:p>0.775041</text:p>
          </table:table-cell>
          <table:table-cell table:formula="of:=AVERAGE([.D24:.F24])" office:value-type="float" office:value="0.784739" calcext:value-type="float">
            <text:p>0.784739</text:p>
          </table:table-cell>
          <table:table-cell office:value-type="float" office:value="0.784739" calcext:value-type="float">
            <text:p>0.784739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2" calcext:value-type="float">
            <text:p>22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384" calcext:value-type="float">
            <text:p>0.774384</text:p>
          </table:table-cell>
          <table:table-cell table:formula="of:=AVERAGE([.D25:.F25])" office:value-type="float" office:value="0.783095" calcext:value-type="float">
            <text:p>0.783095</text:p>
          </table:table-cell>
          <table:table-cell office:value-type="float" office:value="0.783095" calcext:value-type="float">
            <text:p>0.783095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18" calcext:value-type="float">
            <text:p>18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2906" calcext:value-type="float">
            <text:p>0.772906</text:p>
          </table:table-cell>
          <table:table-cell table:formula="of:=AVERAGE([.D26:.F26])" office:value-type="float" office:value="0.780957" calcext:value-type="float">
            <text:p>0.780957</text:p>
          </table:table-cell>
          <table:table-cell office:value-type="float" office:value="0.780957" calcext:value-type="float">
            <text:p>0.780957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 office:value-type="float" office:value="0.774698" calcext:value-type="float">
            <text:p>0.774698</text:p>
          </table:table-cell>
          <table:table-cell table:formula="of:=AVERAGE([.D27:.F27])" office:value-type="float" office:value="0.779313" calcext:value-type="float">
            <text:p>0.779313</text:p>
          </table:table-cell>
          <table:table-cell office:value-type="float" office:value="0.779313" calcext:value-type="float">
            <text:p>0.779313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/>
          <table:table-cell table:formula="of:=AVERAGE([.D28:.F28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50" calcext:value-type="float">
            <text:p>50</text:p>
          </table:table-cell>
          <table:table-cell table:style-name="ce7" office:value-type="string" calcext:value-type="string">
            <text:p>[1,13,50,1]</text:p>
          </table:table-cell>
          <table:table-cell table:style-name="ce12" office:value-type="float" office:value="0.0001" calcext:value-type="float">
            <text:p>0.00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/>
          <table:table-cell table:formula="of:=AVERAGE([.D29:.F29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1" calcext:value-type="float">
            <text:p>21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/>
          <table:table-cell table:formula="of:=AVERAGE([.D30:.F30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19" calcext:value-type="float">
            <text:p>19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2"/>
        </table:table-row>
        <table:table-row table:style-name="ro3">
          <table:table-cell office:value-type="date" office:date-value="2018-03-09" calcext:value-type="date">
            <text:p>09/03/18</text:p>
          </table:table-cell>
          <table:table-cell/>
          <table:table-cell table:formula="of:=AVERAGE([.D31:.F31])" office:value-type="string" office:string-value="" calcext:value-type="error">
            <text:p>#DIV/0!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boolean" office:boolean-value="true" calcext:value-type="boolean">
            <text:p>TRUE</text:p>
          </table:table-cell>
          <table:table-cell table:style-name="ce12" office:value-type="float" office:value="25" calcext:value-type="float">
            <text:p>25</text:p>
          </table:table-cell>
          <table:table-cell table:style-name="ce7" office:value-type="string" calcext:value-type="string">
            <text:p>[1,13,50,1]</text:p>
          </table:table-cell>
          <table:table-cell table:style-name="ce7"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table:style-name="ce7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2"/>
        </table:table-row>
        <table:table-row table:style-name="ro3" table:number-rows-repeated="10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  <table:table-row table:style-name="ro3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09:38:27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9T11:55:17.276000000</dc:date>
    <meta:editing-duration>PT20H49M18S</meta:editing-duration>
    <meta:editing-cycles>148</meta:editing-cycles>
    <meta:generator>LibreOffice/4.3.7.2$Windows_x86 LibreOffice_project/8a35821d8636a03b8bf4e15b48f59794652c68ba</meta:generator>
    <meta:document-statistic meta:table-count="1" meta:cell-count="468" meta:object-count="0"/>
  </office:meta>
</office:document-meta>
</file>